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8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4.25pt" style:use-optimal-row-height="true" fo:break-before="page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GN_SCORE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number-columns-repeated="1011" table:default-cell-style-name="ce1"/>
        <table:table-column table:style-name="co9" table:number-columns-repeated="15366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until: mn</text:p>
          </table:table-cell>
          <table:table-cell office:value-type="string" table:style-name="ce3">
            <text:p>until: 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6 scenes)</text:p>
          </table:table-cell>
          <table:table-cell table:number-columns-repeated="4" table:style-name="ce1"/>
          <table:table-cell table:style-name="ce6"/>
          <table:table-cell office:value-type="string" table:style-name="ce6">
            <text:p>before launching: BG and INI CAPTURE to reset BG and INI subtraction on a white image</text:p>
            <text:p>camera on/off and test drawing with drawing on/off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1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3]/60))" table:style-name="ce1">
            <text:p>12</text:p>
          </table:table-cell>
          <table:table-cell office:value-type="float" office:value="0" table:formula="of:=[.C3]-INT(FLOOR([.C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1 city at night</text:p>
          </table:table-cell>
          <table:table-cell table:number-columns-repeated="3" table:style-name="ce7"/>
          <table:table-cell table:style-name="ce8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9"/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C5]-INT(FLOOR([.C5]/60))*60" table:style-name="ce1">
            <text:p>0</text:p>
          </table:table-cell>
          <table:table-cell office:value-type="string" table:style-name="ce6">
            <text:p>idle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raw line and squares (radius=1)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street scene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2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9]/60))" table:style-name="ce1">
            <text:p>12</text:p>
          </table:table-cell>
          <table:table-cell office:value-type="float" office:value="0" table:formula="of:=[.C9]-INT(FLOOR([.C9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2 2 goddesses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5"/>
          <table:table-cell table:style-name="ce7"/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estroyed building disappear</text:p>
          </table:table-cell>
          <table:table-cell office:value-type="string" table:style-name="ce10">
            <text:p>increase track decay and release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draw building and 2 monsters (radius=1) until cello starts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2 goddesses, buildings and small character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big dots and long diagonal strokes</text:p>
          </table:table-cell>
          <table:table-cell office:value-type="string" table:style-name="ce1">
            <text:p>increase track decay progressively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draw strokes to cover the whole screed</text:p>
          </table:table-cell>
          <table:table-cell office:value-type="string" table:style-name="ce1">
            <text:p>decrease slightly track decay</text:p>
          </table:table-cell>
          <table:table-cell table:number-columns-repeated="16377" table:style-name="ce1"/>
        </table:table-row>
        <table:table-row table:style-name="ro3">
          <table:table-cell table:style-name="ce5"/>
          <table:table-cell table:style-name="ce7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idle: decay will vanish the strokes and only background noise remains</text:p>
          </table:table-cell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airStrike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8]/60))" table:style-name="ce1">
            <text:p>2</text:p>
          </table:table-cell>
          <table:table-cell office:value-type="float" office:value="0" table:formula="of:=[.C18]-INT(FLOOR([.C18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air strike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4">
          <table:table-cell table:style-name="ce9"/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" table:formula="of:=INT(FLOOR([.C20]/60))" table:style-name="ce1">
            <text:p>2</text:p>
          </table:table-cell>
          <table:table-cell office:value-type="float" office:value="0" table:formula="of:=[.C20]-INT(FLOOR([.C20]/60))*60" table:style-name="ce1">
            <text:p>0</text:p>
          </table:table-cell>
          <table:table-cell office:value-type="string" table:style-name="ce6">
            <text:p>idle</text:p>
          </table:table-cell>
          <table:table-cell office:value-type="string" table:style-name="ce6">
            <text:p>BG CAPTURE at the beginning to reset BG subtraction on a white ima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5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1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smoothCA</text:p>
          </table:table-cell>
          <table:table-cell office:value-type="float" office:value="300" table:style-name="ce1">
            <text:p>300</text:p>
          </table:table-cell>
          <table:table-cell office:value-type="float" office:value="5" table:formula="of:=INT(FLOOR([.C27]/60))" table:style-name="ce1">
            <text:p>5</text:p>
          </table:table-cell>
          <table:table-cell office:value-type="float" office:value="0" table:formula="of:=[.C27]-INT(FLOOR([.C27]/60))*60" table:style-name="ce1">
            <text:p>0</text:p>
          </table:table-cell>
          <table:table-cell table:style-name="ce6"/>
          <table:table-cell office:value-type="string" table:style-name="ce3">
            <text:p>ACTION</text:p>
          </table:table-cell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7">
            <text:p>setup3 smooth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table:style-name="ce3"/>
          <table:table-cell table:number-columns-repeated="16377" table:style-name="ce1"/>
        </table:table-row>
        <table:table-row table:style-name="ro6">
          <table:table-cell table:number-columns-repeated="2" table:style-name="ce1"/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Mountains + despaired character + hand covering it</text:p>
          </table:table-cell>
          <table:table-cell office:value-type="string" table:style-name="ce6">
            <text:p>(in case of bad BG subtraction: BG CAPTURE at the beginning to reset BG subtraction on a white image)</text:p>
            <text:p>-&gt; BG capture at the end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HAND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hand → character appears on a white hand</text:p>
          </table:table-cell>
          <table:table-cell office:value-type="string" table:style-name="ce1">
            <text:p>BG capture at the end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shake drawing machine to reveal character again + draw ange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tumor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33]/60))" table:style-name="ce1">
            <text:p>4</text:p>
          </table:table-cell>
          <table:table-cell office:value-type="float" office:value="0" table:formula="of:=[.C33]-INT(FLOOR([.C3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tumor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image → the character appears again – draw ruins</text:p>
          </table:table-cell>
          <table:table-cell office:value-type="string" table:style-name="ce1">
            <text:p>BG to INI SUBTR at the end ????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INI</text:p>
          </table:table-cell>
          <table:table-cell office:value-type="string" table:style-name="ce6">
            <text:p>Character disappears – draw final scenes (planes and psychopomp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final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INT(FLOOR([.C38]/60))" table:style-name="ce1">
            <text:p>0</text:p>
          </table:table-cell>
          <table:table-cell office:value-type="float" office:value="15" table:formula="of:=[.C38]-INT(FLOOR([.C38]/60))*60" table:style-name="ce1">
            <text:p>15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final</text:p>
          </table:table-cell>
          <table:table-cell office:value-type="string" table:style-name="ce7">
            <text:p>final</text:p>
          </table:table-cell>
          <table:table-cell table:number-columns-repeated="3" table:style-name="ce7"/>
          <table:table-cell table:style-name="ce8"/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/scenario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104853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74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Yukao Nagemi</meta:initial-creator>
    <dc:creator>Yukao Nagemi</dc:creator>
    <meta:creation-date>2018-10-18T12:55:59Z</meta:creation-date>
    <dc:date>2018-10-18T12:55:59Z</dc:date>
    <meta:print-date>2018-08-03T09:56:20Z</meta:print-date>
    <meta:editing-cycles>72</meta:editing-cycles>
    <meta:editing-duration>PT46924S</meta:editing-duration>
  </office:meta>
</office:document-meta>
</file>